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4.2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64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3.508cm"/>
    </style:style>
    <style:style style:name="co10" style:family="table-column">
      <style:table-column-properties fo:break-before="auto" style:column-width="2.9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font-name="Calibri"/>
    </style:style>
    <style:style style:name="ce3" style:family="table-cell" style:parent-style-name="Default" style:data-style-name="N61">
      <style:text-properties style:font-name="Calibri"/>
    </style:style>
    <style:style style:name="ce5" style:family="table-cell" style:parent-style-name="Default" style:data-style-name="N61"/>
    <style:style style:name="ce6" style:family="table-cell" style:parent-style-name="Default">
      <style:table-cell-properties fo:wrap-option="wrap"/>
      <style:text-properties style:font-name="Calibri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0"/>
    <style:style style:name="ce13" style:family="table-cell" style:parent-style-name="Default" style:data-style-name="N2">
      <style:text-properties style:font-name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0-10" table:style-name="ta1">
        <table:shapes>
          <draw:frame draw:z-index="0" draw:style-name="gr1" draw:text-style-name="P1" svg:width="29.072cm" svg:height="22.721cm" svg:x="1.683cm" svg:y="14.144cm">
            <draw:object draw:notify-on-update-of-ranges="'2020-10'.A2:'2020-10'.A29 '2020-10'.B1:'2020-10'.B1 '2020-10'.B2:'2020-10'.B29 '2020-10'.A2:'2020-10'.A29 '2020-10'.C1:'2020-10'.C1 '2020-10'.C2:'2020-10'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8.968cm" svg:height="19.452cm" svg:x="33.68cm" svg:y="14.018cm">
            <draw:object draw:notify-on-update-of-ranges="'2020-10'.A2:'2020-10'.A27 '2020-10'.D1:'2020-10'.D1 '2020-10'.D2:'2020-10'.D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output log2 size</text:p>
          </table:table-cell>
          <table:table-cell office:value-type="string" calcext:value-type="string">
            <text:p>gf2x time (avg)</text:p>
          </table:table-cell>
          <table:table-cell table:style-name="ce1" office:value-type="string" calcext:value-type="string">
            <text:p>Mateer-Gao time (in-place)</text:p>
          </table:table-cell>
          <table:table-cell office:value-type="string" calcext:value-type="string">
            <text:p>Speed ratio</text:p>
          </table:table-cell>
          <table:table-cell/>
          <table:table-cell office:value-type="string" calcext:value-type="string">
            <text:p>Mateer-Gao time (not in plac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0001070665" calcext:value-type="float">
            <text:p>1,07E-07</text:p>
          </table:table-cell>
          <table:table-cell table:style-name="ce5" office:value-type="float" office:value="0.00000138589" calcext:value-type="float">
            <text:p>1,39E-06</text:p>
          </table:table-cell>
          <table:table-cell table:formula="of:=[.B2]/[.C2]" office:value-type="float" office:value="0.0772546883230271" calcext:value-type="float">
            <text:p>0,077254688323027</text:p>
          </table:table-cell>
          <table:table-cell table:style-name="ce3"/>
          <table:table-cell table:style-name="ce3" office:value-type="float" office:value="0.00000155653" calcext:value-type="float">
            <text:p>1,56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0000265323" calcext:value-type="float">
            <text:p>2,65E-07</text:p>
          </table:table-cell>
          <table:table-cell table:style-name="ce5" office:value-type="float" office:value="0.00000252093" calcext:value-type="float">
            <text:p>2,52E-06</text:p>
          </table:table-cell>
          <table:table-cell table:formula="of:=[.B3]/[.C3]" office:value-type="float" office:value="0.105248063214766" calcext:value-type="float">
            <text:p>0,105248063214766</text:p>
          </table:table-cell>
          <table:table-cell table:style-name="ce3"/>
          <table:table-cell table:style-name="ce3" office:value-type="float" office:value="0.00000289191" calcext:value-type="float">
            <text:p>2,89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00007214675" calcext:value-type="float">
            <text:p>7,21E-07</text:p>
          </table:table-cell>
          <table:table-cell table:style-name="ce5" office:value-type="float" office:value="0.00000561545" calcext:value-type="float">
            <text:p>5,62E-06</text:p>
          </table:table-cell>
          <table:table-cell table:formula="of:=[.B4]/[.C4]" office:value-type="float" office:value="0.128479017710068" calcext:value-type="float">
            <text:p>0,128479017710068</text:p>
          </table:table-cell>
          <table:table-cell table:style-name="ce3"/>
          <table:table-cell table:style-name="ce3" office:value-type="float" office:value="0.00000632747" calcext:value-type="float">
            <text:p>6,33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000207377" calcext:value-type="float">
            <text:p>2,07E-06</text:p>
          </table:table-cell>
          <table:table-cell table:style-name="ce5" office:value-type="float" office:value="0.00000747628" calcext:value-type="float">
            <text:p>7,48E-06</text:p>
          </table:table-cell>
          <table:table-cell table:formula="of:=[.B5]/[.C5]" office:value-type="float" office:value="0.277379926915525" calcext:value-type="float">
            <text:p>0,277379926915525</text:p>
          </table:table-cell>
          <table:table-cell table:style-name="ce3"/>
          <table:table-cell table:style-name="ce3" office:value-type="float" office:value="0.00000686151" calcext:value-type="float">
            <text:p>6,86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0003002355" calcext:value-type="float">
            <text:p>3,00E-06</text:p>
          </table:table-cell>
          <table:table-cell table:style-name="ce5" office:value-type="float" office:value="0.000014035" calcext:value-type="float">
            <text:p>1,40E-05</text:p>
          </table:table-cell>
          <table:table-cell table:formula="of:=[.B6]/[.C6]" office:value-type="float" office:value="0.213919130744567" calcext:value-type="float">
            <text:p>0,213919130744567</text:p>
          </table:table-cell>
          <table:table-cell table:style-name="ce3"/>
          <table:table-cell table:style-name="ce3" office:value-type="float" office:value="0.000015177" calcext:value-type="float">
            <text:p>1,52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.000009805" calcext:value-type="float">
            <text:p>9,81E-06</text:p>
          </table:table-cell>
          <table:table-cell table:style-name="ce5" office:value-type="float" office:value="0.0000316259" calcext:value-type="float">
            <text:p>3,16E-05</text:p>
          </table:table-cell>
          <table:table-cell table:formula="of:=[.B7]/[.C7]" office:value-type="float" office:value="0.31003070268356" calcext:value-type="float">
            <text:p>0,31003070268356</text:p>
          </table:table-cell>
          <table:table-cell table:style-name="ce3"/>
          <table:table-cell table:style-name="ce3" office:value-type="float" office:value="0.0000336861" calcext:value-type="float">
            <text:p>3,37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002775615" calcext:value-type="float">
            <text:p>2,78E-05</text:p>
          </table:table-cell>
          <table:table-cell table:style-name="ce5" office:value-type="float" office:value="0.0000683873" calcext:value-type="float">
            <text:p>6,84E-05</text:p>
          </table:table-cell>
          <table:table-cell table:formula="of:=[.B8]/[.C8]" office:value-type="float" office:value="0.405867025017803" calcext:value-type="float">
            <text:p>0,405867025017803</text:p>
          </table:table-cell>
          <table:table-cell table:style-name="ce3"/>
          <table:table-cell table:style-name="ce3" office:value-type="float" office:value="0.000072759" calcext:value-type="float">
            <text:p>7,28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00799833" calcext:value-type="float">
            <text:p>8,00E-05</text:p>
          </table:table-cell>
          <table:table-cell office:value-type="float" office:value="0.00014863" calcext:value-type="float">
            <text:p>0,00014863</text:p>
          </table:table-cell>
          <table:table-cell table:formula="of:=[.B9]/[.C9]" office:value-type="float" office:value="0.53813698445805" calcext:value-type="float">
            <text:p>0,53813698445805</text:p>
          </table:table-cell>
          <table:table-cell/>
          <table:table-cell table:style-name="ce3" office:value-type="float" office:value="0.00015739" calcext:value-type="float">
            <text:p>1,57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19928" calcext:value-type="float">
            <text:p>0,000219928</text:p>
          </table:table-cell>
          <table:table-cell office:value-type="float" office:value="0.000323124" calcext:value-type="float">
            <text:p>0,000323124</text:p>
          </table:table-cell>
          <table:table-cell table:formula="of:=[.B10]/[.C10]" office:value-type="float" office:value="0.680630346244785" calcext:value-type="float">
            <text:p>0,680630346244785</text:p>
          </table:table-cell>
          <table:table-cell/>
          <table:table-cell office:value-type="float" office:value="0.000341152" calcext:value-type="float">
            <text:p>0,000341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614063" calcext:value-type="float">
            <text:p>0,000614063</text:p>
          </table:table-cell>
          <table:table-cell office:value-type="float" office:value="0.0006945" calcext:value-type="float">
            <text:p>0,0006945</text:p>
          </table:table-cell>
          <table:table-cell table:formula="of:=[.B11]/[.C11]" office:value-type="float" office:value="0.884179985601152" calcext:value-type="float">
            <text:p>0,884179985601152</text:p>
          </table:table-cell>
          <table:table-cell/>
          <table:table-cell office:value-type="float" office:value="0.000730794" calcext:value-type="float">
            <text:p>0,000730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89373" calcext:value-type="float">
            <text:p>0,00189373</text:p>
          </table:table-cell>
          <table:table-cell office:value-type="float" office:value="0.00149074" calcext:value-type="float">
            <text:p>0,00149074</text:p>
          </table:table-cell>
          <table:table-cell table:formula="of:=[.B12]/[.C12]" office:value-type="float" office:value="1.27032882997706" calcext:value-type="float">
            <text:p>1,27032882997706</text:p>
          </table:table-cell>
          <table:table-cell/>
          <table:table-cell office:value-type="float" office:value="0.00161085" calcext:value-type="float">
            <text:p>0,00161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361" calcext:value-type="float">
            <text:p>0,00385361</text:p>
          </table:table-cell>
          <table:table-cell office:value-type="float" office:value="0.00319287" calcext:value-type="float">
            <text:p>0,00319287</text:p>
          </table:table-cell>
          <table:table-cell table:formula="of:=[.B13]/[.C13]" office:value-type="float" office:value="1.20694234340891" calcext:value-type="float">
            <text:p>1,20694234340891</text:p>
          </table:table-cell>
          <table:table-cell/>
          <table:table-cell office:value-type="float" office:value="0.00344927" calcext:value-type="float">
            <text:p>0,003449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95594" calcext:value-type="float">
            <text:p>0,00795594</text:p>
          </table:table-cell>
          <table:table-cell office:value-type="float" office:value="0.00689116" calcext:value-type="float">
            <text:p>0,00689116</text:p>
          </table:table-cell>
          <table:table-cell table:formula="of:=[.B14]/[.C14]" office:value-type="float" office:value="1.15451389896621" calcext:value-type="float">
            <text:p>1,15451389896621</text:p>
          </table:table-cell>
          <table:table-cell/>
          <table:table-cell office:value-type="float" office:value="0.00736224" calcext:value-type="float">
            <text:p>0,007362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48145" calcext:value-type="float">
            <text:p>0,01748145</text:p>
          </table:table-cell>
          <table:table-cell office:value-type="float" office:value="0.0147847" calcext:value-type="float">
            <text:p>0,0147847</text:p>
          </table:table-cell>
          <table:table-cell table:formula="of:=[.B15]/[.C15]" office:value-type="float" office:value="1.1824014014488" calcext:value-type="float">
            <text:p>1,1824014014488</text:p>
          </table:table-cell>
          <table:table-cell/>
          <table:table-cell office:value-type="float" office:value="0.0157705" calcext:value-type="float">
            <text:p>0,0157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6344" calcext:value-type="float">
            <text:p>0,0446344</text:p>
          </table:table-cell>
          <table:table-cell office:value-type="float" office:value="0.0310474" calcext:value-type="float">
            <text:p>0,0310474</text:p>
          </table:table-cell>
          <table:table-cell table:formula="of:=[.B16]/[.C16]" office:value-type="float" office:value="1.43762118567094" calcext:value-type="float">
            <text:p>1,43762118567094</text:p>
          </table:table-cell>
          <table:table-cell/>
          <table:table-cell office:value-type="float" office:value="0.0321648" calcext:value-type="float">
            <text:p>0,0321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91915" calcext:value-type="float">
            <text:p>0,08991915</text:p>
          </table:table-cell>
          <table:table-cell office:value-type="float" office:value="0.0653282" calcext:value-type="float">
            <text:p>0,0653282</text:p>
          </table:table-cell>
          <table:table-cell table:formula="of:=[.B17]/[.C17]" office:value-type="float" office:value="1.37642166782492" calcext:value-type="float">
            <text:p>1,37642166782492</text:p>
          </table:table-cell>
          <table:table-cell/>
          <table:table-cell office:value-type="float" office:value="0.0685952" calcext:value-type="float">
            <text:p>0,06859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35775" calcext:value-type="float">
            <text:p>0,2135775</text:p>
          </table:table-cell>
          <table:table-cell office:value-type="float" office:value="0.138846" calcext:value-type="float">
            <text:p>0,138846</text:p>
          </table:table-cell>
          <table:table-cell table:formula="of:=[.B18]/[.C18]" office:value-type="float" office:value="1.53823300635236" calcext:value-type="float">
            <text:p>1,53823300635236</text:p>
          </table:table-cell>
          <table:table-cell/>
          <table:table-cell office:value-type="float" office:value="0.145032" calcext:value-type="float">
            <text:p>0,1450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8305" calcext:value-type="float">
            <text:p>0,428305</text:p>
          </table:table-cell>
          <table:table-cell office:value-type="float" office:value="0.299029" calcext:value-type="float">
            <text:p>0,299029</text:p>
          </table:table-cell>
          <table:table-cell table:formula="of:=[.B19]/[.C19]" office:value-type="float" office:value="1.43231927338151" calcext:value-type="float">
            <text:p>1,43231927338151</text:p>
          </table:table-cell>
          <table:table-cell/>
          <table:table-cell office:value-type="float" office:value="0.316625" calcext:value-type="float">
            <text:p>0,3166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3664" calcext:value-type="float">
            <text:p>1,03664</text:p>
          </table:table-cell>
          <table:table-cell office:value-type="float" office:value="0.651955" calcext:value-type="float">
            <text:p>0,651955</text:p>
          </table:table-cell>
          <table:table-cell table:formula="of:=[.B20]/[.C20]" office:value-type="float" office:value="1.59004839291055" calcext:value-type="float">
            <text:p>1,59004839291055</text:p>
          </table:table-cell>
          <table:table-cell/>
          <table:table-cell office:value-type="float" office:value="0.686158" calcext:value-type="float">
            <text:p>0,686158</text:p>
          </table:table-cell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.6163" calcext:value-type="float">
            <text:p>2,6163</text:p>
          </table:table-cell>
          <table:table-cell office:value-type="float" office:value="1.39348" calcext:value-type="float">
            <text:p>1,39348</text:p>
          </table:table-cell>
          <table:table-cell table:formula="of:=[.B21]/[.C21]" office:value-type="float" office:value="1.87752963802853" calcext:value-type="float">
            <text:p>1,87752963802853</text:p>
          </table:table-cell>
          <table:table-cell table:style-name="Default"/>
          <table:table-cell table:style-name="Default" office:value-type="float" office:value="1.45992" calcext:value-type="float">
            <text:p>1,45992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50087" calcext:value-type="float">
            <text:p>4,50087</text:p>
          </table:table-cell>
          <table:table-cell office:value-type="float" office:value="2.96513" calcext:value-type="float">
            <text:p>2,96513</text:p>
          </table:table-cell>
          <table:table-cell table:formula="of:=[.B22]/[.C22]" office:value-type="float" office:value="1.51793344642562" calcext:value-type="float">
            <text:p>1,51793344642562</text:p>
          </table:table-cell>
          <table:table-cell table:style-name="Default"/>
          <table:table-cell table:style-name="Default" office:value-type="float" office:value="3.08745" calcext:value-type="float">
            <text:p>3,08745</text:p>
          </table:table-cell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2.0182" calcext:value-type="float">
            <text:p>12,0182</text:p>
          </table:table-cell>
          <table:table-cell office:value-type="float" office:value="6.23943" calcext:value-type="float">
            <text:p>6,23943</text:p>
          </table:table-cell>
          <table:table-cell table:formula="of:=[.B23]/[.C23]" office:value-type="float" office:value="1.92616953792253" calcext:value-type="float">
            <text:p>1,92616953792253</text:p>
          </table:table-cell>
          <table:table-cell table:style-name="Default"/>
          <table:table-cell table:style-name="Default" office:value-type="float" office:value="6.4638" calcext:value-type="float">
            <text:p>6,4638</text:p>
          </table:table-cell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.78525" calcext:value-type="float">
            <text:p>26,78525</text:p>
          </table:table-cell>
          <table:table-cell office:value-type="float" office:value="13.1931" calcext:value-type="float">
            <text:p>13,1931</text:p>
          </table:table-cell>
          <table:table-cell table:formula="of:=[.B24]/[.C24]" office:value-type="float" office:value="2.03024687147069" calcext:value-type="float">
            <text:p>2,03024687147069</text:p>
          </table:table-cell>
          <table:table-cell table:style-name="Default"/>
          <table:table-cell table:style-name="Default" office:value-type="float" office:value="13.6163" calcext:value-type="float">
            <text:p>13,6163</text:p>
          </table:table-cell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01.5115" calcext:value-type="float">
            <text:p>101,5115</text:p>
          </table:table-cell>
          <table:table-cell office:value-type="float" office:value="27.8231" calcext:value-type="float">
            <text:p>27,8231</text:p>
          </table:table-cell>
          <table:table-cell table:formula="of:=[.B25]/[.C25]" office:value-type="float" office:value="3.6484611707538" calcext:value-type="float">
            <text:p>3,6484611707538</text:p>
          </table:table-cell>
          <table:table-cell table:style-name="Default"/>
          <table:table-cell table:style-name="Default" office:value-type="float" office:value="28.7695" calcext:value-type="float">
            <text:p>28,7695</text:p>
          </table:table-cell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1.092" calcext:value-type="float">
            <text:p>161,092</text:p>
          </table:table-cell>
          <table:table-cell office:value-type="float" office:value="59.1067" calcext:value-type="float">
            <text:p>59,1067</text:p>
          </table:table-cell>
          <table:table-cell table:formula="of:=[.B26]/[.C26]" office:value-type="float" office:value="2.72544398519965" calcext:value-type="float">
            <text:p>2,72544398519965</text:p>
          </table:table-cell>
          <table:table-cell table:style-name="Default"/>
          <table:table-cell table:style-name="Default" office:value-type="float" office:value="60.9985" calcext:value-type="float">
            <text:p>60,9985</text:p>
          </table:table-cell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74.9935" calcext:value-type="float">
            <text:p>674,9935</text:p>
          </table:table-cell>
          <table:table-cell office:value-type="float" office:value="124.084" calcext:value-type="float">
            <text:p>124,084</text:p>
          </table:table-cell>
          <table:table-cell table:formula="of:=[.B27]/[.C27]" office:value-type="float" office:value="5.43981093452822" calcext:value-type="float">
            <text:p>5,43981093452822</text:p>
          </table:table-cell>
          <table:table-cell table:style-name="Default"/>
          <table:table-cell table:style-name="Default" office:value-type="float" office:value="129.156" calcext:value-type="float">
            <text:p>129,156</text:p>
          </table:table-cell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not enough memory</text:p>
          </table:table-cell>
          <table:table-cell office:value-type="float" office:value="263.476" calcext:value-type="float">
            <text:p>263,476</text:p>
          </table:table-cell>
          <table:table-cell/>
          <table:table-cell table:style-name="Default"/>
          <table:table-cell table:style-name="Default" office:value-type="float" office:value="271.887" calcext:value-type="float">
            <text:p>271,887</text:p>
          </table:table-cell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not enough memory</text:p>
          </table:table-cell>
          <table:table-cell office:value-type="float" office:value="558.934" calcext:value-type="float">
            <text:p>558,934</text:p>
          </table:table-cell>
          <table:table-cell table:style-name="Default" table:number-columns-repeated="3"/>
        </table:table-row>
      </table:table>
      <table:table table:name="2020-10-détail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4" table:default-cell-style-name="ce5"/>
        <table:table-column table:style-name="co9" table:default-cell-style-name="ce1"/>
        <table:table-column table:style-name="co10" table:default-cell-style-name="Default"/>
        <table:table-column table:style-name="co4" table:default-cell-style-name="ce8"/>
        <table:table-row table:style-name="ro2">
          <table:table-cell table:style-name="ce6" office:value-type="string" calcext:value-type="string">
            <text:p>output log2 size</text:p>
          </table:table-cell>
          <table:table-cell table:style-name="ce6" office:value-type="string" calcext:value-type="string">
            <text:p>gf2x time (1)</text:p>
          </table:table-cell>
          <table:table-cell table:style-name="ce6" office:value-type="string" calcext:value-type="string">
            <text:p>gf2x time (2)</text:p>
          </table:table-cell>
          <table:table-cell table:style-name="ce6" office:value-type="string" calcext:value-type="string">
            <text:p>gf2x time (avg)</text:p>
          </table:table-cell>
          <table:table-cell table:style-name="ce6" office:value-type="string" calcext:value-type="string">
            <text:p>Mateer-Gao time (not in place)</text:p>
          </table:table-cell>
          <table:table-cell table:style-name="ce7" office:value-type="string" calcext:value-type="string">
            <text:p>Mateer-Gao time (in-place)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000104702" calcext:value-type="float">
            <text:p>1,05E-07</text:p>
          </table:table-cell>
          <table:table-cell table:style-name="ce5" office:value-type="float" office:value="0.000000109431" calcext:value-type="float">
            <text:p>1,09E-07</text:p>
          </table:table-cell>
          <table:table-cell table:formula="of:=([.B2]+[.C2])/2" office:value-type="float" office:value="0.0000001070665" calcext:value-type="float">
            <text:p>1,07E-07</text:p>
          </table:table-cell>
          <table:table-cell table:style-name="ce3" office:value-type="float" office:value="0.00000155653" calcext:value-type="float">
            <text:p>1,56E-06</text:p>
          </table:table-cell>
          <table:table-cell table:style-name="ce5" office:value-type="float" office:value="0.00000138589" calcext:value-type="float">
            <text:p>1,39E-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0000268164" calcext:value-type="float">
            <text:p>2,68E-07</text:p>
          </table:table-cell>
          <table:table-cell table:style-name="ce5" office:value-type="float" office:value="0.000000262482" calcext:value-type="float">
            <text:p>2,62E-07</text:p>
          </table:table-cell>
          <table:table-cell table:formula="of:=([.B3]+[.C3])/2" office:value-type="float" office:value="0.000000265323" calcext:value-type="float">
            <text:p>2,65E-07</text:p>
          </table:table-cell>
          <table:table-cell table:style-name="ce3" office:value-type="float" office:value="0.00000289191" calcext:value-type="float">
            <text:p>2,89E-06</text:p>
          </table:table-cell>
          <table:table-cell table:style-name="ce5" office:value-type="float" office:value="0.00000252093" calcext:value-type="float">
            <text:p>2,52E-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0000727469" calcext:value-type="float">
            <text:p>7,27E-07</text:p>
          </table:table-cell>
          <table:table-cell table:style-name="ce5" office:value-type="float" office:value="0.000000715466" calcext:value-type="float">
            <text:p>7,15E-07</text:p>
          </table:table-cell>
          <table:table-cell table:formula="of:=([.B4]+[.C4])/2" office:value-type="float" office:value="0.0000007214675" calcext:value-type="float">
            <text:p>7,21E-07</text:p>
          </table:table-cell>
          <table:table-cell table:style-name="ce3" office:value-type="float" office:value="0.00000632747" calcext:value-type="float">
            <text:p>6,33E-06</text:p>
          </table:table-cell>
          <table:table-cell table:style-name="ce5" office:value-type="float" office:value="0.00000561545" calcext:value-type="float">
            <text:p>5,62E-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00021147" calcext:value-type="float">
            <text:p>2,11E-06</text:p>
          </table:table-cell>
          <table:table-cell table:style-name="ce5" office:value-type="float" office:value="0.00000203284" calcext:value-type="float">
            <text:p>2,03E-06</text:p>
          </table:table-cell>
          <table:table-cell table:formula="of:=([.B5]+[.C5])/2" office:value-type="float" office:value="0.00000207377" calcext:value-type="float">
            <text:p>2,07E-06</text:p>
          </table:table-cell>
          <table:table-cell table:style-name="ce3" office:value-type="float" office:value="0.00000686151" calcext:value-type="float">
            <text:p>6,86E-06</text:p>
          </table:table-cell>
          <table:table-cell table:style-name="ce5" office:value-type="float" office:value="0.00000747628" calcext:value-type="float">
            <text:p>7,48E-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000301368" calcext:value-type="float">
            <text:p>3,01E-06</text:p>
          </table:table-cell>
          <table:table-cell table:style-name="ce5" office:value-type="float" office:value="0.00000299103" calcext:value-type="float">
            <text:p>2,99E-06</text:p>
          </table:table-cell>
          <table:table-cell table:formula="of:=([.B6]+[.C6])/2" office:value-type="float" office:value="0.000003002355" calcext:value-type="float">
            <text:p>3,00E-06</text:p>
          </table:table-cell>
          <table:table-cell table:style-name="ce3" office:value-type="float" office:value="0.000015177" calcext:value-type="float">
            <text:p>1,52E-05</text:p>
          </table:table-cell>
          <table:table-cell table:style-name="ce5" office:value-type="float" office:value="0.000014035" calcext:value-type="float">
            <text:p>1,40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.0000096984" calcext:value-type="float">
            <text:p>9,70E-06</text:p>
          </table:table-cell>
          <table:table-cell table:style-name="ce5" office:value-type="float" office:value="0.0000099116" calcext:value-type="float">
            <text:p>9,91E-06</text:p>
          </table:table-cell>
          <table:table-cell table:formula="of:=([.B7]+[.C7])/2" office:value-type="float" office:value="0.000009805" calcext:value-type="float">
            <text:p>9,81E-06</text:p>
          </table:table-cell>
          <table:table-cell table:style-name="ce3" office:value-type="float" office:value="0.0000336861" calcext:value-type="float">
            <text:p>3,37E-05</text:p>
          </table:table-cell>
          <table:table-cell table:style-name="ce5" office:value-type="float" office:value="0.0000316259" calcext:value-type="float">
            <text:p>3,16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00274011" calcext:value-type="float">
            <text:p>2,74E-05</text:p>
          </table:table-cell>
          <table:table-cell table:style-name="ce5" office:value-type="float" office:value="0.0000281112" calcext:value-type="float">
            <text:p>2,81E-05</text:p>
          </table:table-cell>
          <table:table-cell table:formula="of:=([.B8]+[.C8])/2" office:value-type="float" office:value="0.00002775615" calcext:value-type="float">
            <text:p>2,78E-05</text:p>
          </table:table-cell>
          <table:table-cell table:style-name="ce3" office:value-type="float" office:value="0.000072759" calcext:value-type="float">
            <text:p>7,28E-05</text:p>
          </table:table-cell>
          <table:table-cell table:style-name="ce5" office:value-type="float" office:value="0.0000683873" calcext:value-type="float">
            <text:p>6,84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00794745" calcext:value-type="float">
            <text:p>7,95E-05</text:p>
          </table:table-cell>
          <table:table-cell table:style-name="ce5" office:value-type="float" office:value="0.0000804921" calcext:value-type="float">
            <text:p>8,05E-05</text:p>
          </table:table-cell>
          <table:table-cell table:formula="of:=([.B9]+[.C9])/2" office:value-type="float" office:value="0.0000799833" calcext:value-type="float">
            <text:p>8,00E-05</text:p>
          </table:table-cell>
          <table:table-cell table:style-name="ce3" office:value-type="float" office:value="0.00015739" calcext:value-type="float">
            <text:p>1,57E-04</text:p>
          </table:table-cell>
          <table:table-cell office:value-type="float" office:value="0.00014863" calcext:value-type="float">
            <text:p>0,000148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17923" calcext:value-type="float">
            <text:p>0,000217923</text:p>
          </table:table-cell>
          <table:table-cell office:value-type="float" office:value="0.000221933" calcext:value-type="float">
            <text:p>0,000221933</text:p>
          </table:table-cell>
          <table:table-cell table:formula="of:=([.B10]+[.C10])/2" office:value-type="float" office:value="0.000219928" calcext:value-type="float">
            <text:p>2,20E-04</text:p>
          </table:table-cell>
          <table:table-cell office:value-type="float" office:value="0.000341152" calcext:value-type="float">
            <text:p>0,000341152</text:p>
          </table:table-cell>
          <table:table-cell office:value-type="float" office:value="0.000323124" calcext:value-type="float">
            <text:p>0,0003231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608785" calcext:value-type="float">
            <text:p>0,000608785</text:p>
          </table:table-cell>
          <table:table-cell office:value-type="float" office:value="0.000619341" calcext:value-type="float">
            <text:p>0,000619341</text:p>
          </table:table-cell>
          <table:table-cell table:formula="of:=([.B11]+[.C11])/2" office:value-type="float" office:value="0.000614063" calcext:value-type="float">
            <text:p>6,14E-04</text:p>
          </table:table-cell>
          <table:table-cell office:value-type="float" office:value="0.000730794" calcext:value-type="float">
            <text:p>0,000730794</text:p>
          </table:table-cell>
          <table:table-cell office:value-type="float" office:value="0.0006945" calcext:value-type="float">
            <text:p>0,00069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87449" calcext:value-type="float">
            <text:p>0,00187449</text:p>
          </table:table-cell>
          <table:table-cell office:value-type="float" office:value="0.00191297" calcext:value-type="float">
            <text:p>0,00191297</text:p>
          </table:table-cell>
          <table:table-cell table:formula="of:=([.B12]+[.C12])/2" office:value-type="float" office:value="0.00189373" calcext:value-type="float">
            <text:p>1,89E-03</text:p>
          </table:table-cell>
          <table:table-cell office:value-type="float" office:value="0.00161085" calcext:value-type="float">
            <text:p>0,00161085</text:p>
          </table:table-cell>
          <table:table-cell office:value-type="float" office:value="0.00149074" calcext:value-type="float">
            <text:p>0,001490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3994" calcext:value-type="float">
            <text:p>0,00383994</text:p>
          </table:table-cell>
          <table:table-cell office:value-type="float" office:value="0.00386728" calcext:value-type="float">
            <text:p>0,00386728</text:p>
          </table:table-cell>
          <table:table-cell table:formula="of:=([.B13]+[.C13])/2" office:value-type="float" office:value="0.00385361" calcext:value-type="float">
            <text:p>3,85E-03</text:p>
          </table:table-cell>
          <table:table-cell office:value-type="float" office:value="0.00344927" calcext:value-type="float">
            <text:p>0,00344927</text:p>
          </table:table-cell>
          <table:table-cell office:value-type="float" office:value="0.00319287" calcext:value-type="float">
            <text:p>0,003192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92871" calcext:value-type="float">
            <text:p>0,00792871</text:p>
          </table:table-cell>
          <table:table-cell office:value-type="float" office:value="0.00798317" calcext:value-type="float">
            <text:p>0,00798317</text:p>
          </table:table-cell>
          <table:table-cell table:formula="of:=([.B14]+[.C14])/2" office:value-type="float" office:value="0.00795594" calcext:value-type="float">
            <text:p>7,96E-03</text:p>
          </table:table-cell>
          <table:table-cell office:value-type="float" office:value="0.00736224" calcext:value-type="float">
            <text:p>0,00736224</text:p>
          </table:table-cell>
          <table:table-cell office:value-type="float" office:value="0.00689116" calcext:value-type="float">
            <text:p>0,0068911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3911" calcext:value-type="float">
            <text:p>0,0173911</text:p>
          </table:table-cell>
          <table:table-cell office:value-type="float" office:value="0.0175718" calcext:value-type="float">
            <text:p>0,0175718</text:p>
          </table:table-cell>
          <table:table-cell table:formula="of:=([.B15]+[.C15])/2" office:value-type="float" office:value="0.01748145" calcext:value-type="float">
            <text:p>1,75E-02</text:p>
          </table:table-cell>
          <table:table-cell office:value-type="float" office:value="0.0157705" calcext:value-type="float">
            <text:p>0,0157705</text:p>
          </table:table-cell>
          <table:table-cell office:value-type="float" office:value="0.0147847" calcext:value-type="float">
            <text:p>0,01478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6058" calcext:value-type="float">
            <text:p>0,0446058</text:p>
          </table:table-cell>
          <table:table-cell office:value-type="float" office:value="0.044663" calcext:value-type="float">
            <text:p>0,044663</text:p>
          </table:table-cell>
          <table:table-cell table:formula="of:=([.B16]+[.C16])/2" office:value-type="float" office:value="0.0446344" calcext:value-type="float">
            <text:p>4,46E-02</text:p>
          </table:table-cell>
          <table:table-cell office:value-type="float" office:value="0.0321648" calcext:value-type="float">
            <text:p>0,0321648</text:p>
          </table:table-cell>
          <table:table-cell office:value-type="float" office:value="0.0310474" calcext:value-type="float">
            <text:p>0,03104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7099" calcext:value-type="float">
            <text:p>0,0897099</text:p>
          </table:table-cell>
          <table:table-cell office:value-type="float" office:value="0.0901284" calcext:value-type="float">
            <text:p>0,0901284</text:p>
          </table:table-cell>
          <table:table-cell table:formula="of:=([.B17]+[.C17])/2" office:value-type="float" office:value="0.08991915" calcext:value-type="float">
            <text:p>8,99E-02</text:p>
          </table:table-cell>
          <table:table-cell office:value-type="float" office:value="0.0685952" calcext:value-type="float">
            <text:p>0,0685952</text:p>
          </table:table-cell>
          <table:table-cell office:value-type="float" office:value="0.0653282" calcext:value-type="float">
            <text:p>0,065328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2486" calcext:value-type="float">
            <text:p>0,212486</text:p>
          </table:table-cell>
          <table:table-cell office:value-type="float" office:value="0.214669" calcext:value-type="float">
            <text:p>0,214669</text:p>
          </table:table-cell>
          <table:table-cell table:formula="of:=([.B18]+[.C18])/2" office:value-type="float" office:value="0.2135775" calcext:value-type="float">
            <text:p>2,14E-01</text:p>
          </table:table-cell>
          <table:table-cell office:value-type="float" office:value="0.145032" calcext:value-type="float">
            <text:p>0,145032</text:p>
          </table:table-cell>
          <table:table-cell office:value-type="float" office:value="0.138846" calcext:value-type="float">
            <text:p>0,13884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4994" calcext:value-type="float">
            <text:p>0,424994</text:p>
          </table:table-cell>
          <table:table-cell office:value-type="float" office:value="0.431616" calcext:value-type="float">
            <text:p>0,431616</text:p>
          </table:table-cell>
          <table:table-cell table:formula="of:=([.B19]+[.C19])/2" office:value-type="float" office:value="0.428305" calcext:value-type="float">
            <text:p>4,28E-01</text:p>
          </table:table-cell>
          <table:table-cell office:value-type="float" office:value="0.316625" calcext:value-type="float">
            <text:p>0,316625</text:p>
          </table:table-cell>
          <table:table-cell office:value-type="float" office:value="0.299029" calcext:value-type="float">
            <text:p>0,2990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3537" calcext:value-type="float">
            <text:p>1,03537</text:p>
          </table:table-cell>
          <table:table-cell office:value-type="float" office:value="1.03791" calcext:value-type="float">
            <text:p>1,03791</text:p>
          </table:table-cell>
          <table:table-cell table:formula="of:=([.B20]+[.C20])/2" office:value-type="float" office:value="1.03664" calcext:value-type="float">
            <text:p>1,04E+00</text:p>
          </table:table-cell>
          <table:table-cell office:value-type="float" office:value="0.686158" calcext:value-type="float">
            <text:p>0,686158</text:p>
          </table:table-cell>
          <table:table-cell office:value-type="float" office:value="0.651955" calcext:value-type="float">
            <text:p>0,651955</text:p>
          </table:table-cell>
          <table:table-cell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.60567" calcext:value-type="float">
            <text:p>2,60567</text:p>
          </table:table-cell>
          <table:table-cell office:value-type="float" office:value="2.62693" calcext:value-type="float">
            <text:p>2,62693</text:p>
          </table:table-cell>
          <table:table-cell table:formula="of:=([.B21]+[.C21])/2" office:value-type="float" office:value="2.6163" calcext:value-type="float">
            <text:p>2,62E+00</text:p>
          </table:table-cell>
          <table:table-cell table:style-name="Default" office:value-type="float" office:value="1.45992" calcext:value-type="float">
            <text:p>1,45992</text:p>
          </table:table-cell>
          <table:table-cell office:value-type="float" office:value="1.39348" calcext:value-type="float">
            <text:p>1,39348</text:p>
          </table:table-cell>
          <table:table-cell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4542" calcext:value-type="float">
            <text:p>4,4542</text:p>
          </table:table-cell>
          <table:table-cell office:value-type="float" office:value="4.54754" calcext:value-type="float">
            <text:p>4,54754</text:p>
          </table:table-cell>
          <table:table-cell table:formula="of:=([.B22]+[.C22])/2" office:value-type="float" office:value="4.50087" calcext:value-type="float">
            <text:p>4,50E+00</text:p>
          </table:table-cell>
          <table:table-cell table:style-name="Default" office:value-type="float" office:value="3.08745" calcext:value-type="float">
            <text:p>3,08745</text:p>
          </table:table-cell>
          <table:table-cell office:value-type="float" office:value="2.96513" calcext:value-type="float">
            <text:p>2,96513</text:p>
          </table:table-cell>
          <table:table-cell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1.9174" calcext:value-type="float">
            <text:p>11,9174</text:p>
          </table:table-cell>
          <table:table-cell office:value-type="float" office:value="12.119" calcext:value-type="float">
            <text:p>12,119</text:p>
          </table:table-cell>
          <table:table-cell table:formula="of:=([.B23]+[.C23])/2" office:value-type="float" office:value="12.0182" calcext:value-type="float">
            <text:p>1,20E+01</text:p>
          </table:table-cell>
          <table:table-cell table:style-name="Default" office:value-type="float" office:value="6.4638" calcext:value-type="float">
            <text:p>6,4638</text:p>
          </table:table-cell>
          <table:table-cell office:value-type="float" office:value="6.23943" calcext:value-type="float">
            <text:p>6,23943</text:p>
          </table:table-cell>
          <table:table-cell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.4949" calcext:value-type="float">
            <text:p>26,4949</text:p>
          </table:table-cell>
          <table:table-cell office:value-type="float" office:value="27.0756" calcext:value-type="float">
            <text:p>27,0756</text:p>
          </table:table-cell>
          <table:table-cell table:formula="of:=([.B24]+[.C24])/2" office:value-type="float" office:value="26.78525" calcext:value-type="float">
            <text:p>2,68E+01</text:p>
          </table:table-cell>
          <table:table-cell table:style-name="Default" office:value-type="float" office:value="13.6163" calcext:value-type="float">
            <text:p>13,6163</text:p>
          </table:table-cell>
          <table:table-cell office:value-type="float" office:value="13.1931" calcext:value-type="float">
            <text:p>13,1931</text:p>
          </table:table-cell>
          <table:table-cell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01.108" calcext:value-type="float">
            <text:p>101,108</text:p>
          </table:table-cell>
          <table:table-cell office:value-type="float" office:value="101.915" calcext:value-type="float">
            <text:p>101,915</text:p>
          </table:table-cell>
          <table:table-cell table:formula="of:=([.B25]+[.C25])/2" office:value-type="float" office:value="101.5115" calcext:value-type="float">
            <text:p>1,02E+02</text:p>
          </table:table-cell>
          <table:table-cell table:style-name="Default" office:value-type="float" office:value="28.7695" calcext:value-type="float">
            <text:p>28,7695</text:p>
          </table:table-cell>
          <table:table-cell office:value-type="float" office:value="27.8231" calcext:value-type="float">
            <text:p>27,8231</text:p>
          </table:table-cell>
          <table:table-cell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0.492" calcext:value-type="float">
            <text:p>160,492</text:p>
          </table:table-cell>
          <table:table-cell office:value-type="float" office:value="161.692" calcext:value-type="float">
            <text:p>161,692</text:p>
          </table:table-cell>
          <table:table-cell table:formula="of:=([.B26]+[.C26])/2" office:value-type="float" office:value="161.092" calcext:value-type="float">
            <text:p>1,61E+02</text:p>
          </table:table-cell>
          <table:table-cell table:style-name="Default" office:value-type="float" office:value="60.9985" calcext:value-type="float">
            <text:p>60,9985</text:p>
          </table:table-cell>
          <table:table-cell office:value-type="float" office:value="59.1067" calcext:value-type="float">
            <text:p>59,1067</text:p>
          </table:table-cell>
          <table:table-cell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78.952" calcext:value-type="float">
            <text:p>678,952</text:p>
          </table:table-cell>
          <table:table-cell office:value-type="float" office:value="671.035" calcext:value-type="float">
            <text:p>671,035</text:p>
          </table:table-cell>
          <table:table-cell table:formula="of:=([.B27]+[.C27])/2" office:value-type="float" office:value="674.9935" calcext:value-type="float">
            <text:p>6,75E+02</text:p>
          </table:table-cell>
          <table:table-cell table:style-name="Default" office:value-type="float" office:value="129.156" calcext:value-type="float">
            <text:p>129,156</text:p>
          </table:table-cell>
          <table:table-cell office:value-type="float" office:value="124.084" calcext:value-type="float">
            <text:p>124,084</text:p>
          </table:table-cell>
          <table:table-cell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not enough memory</text:p>
          </table:table-cell>
          <table:table-cell office:value-type="string" calcext:value-type="string">
            <text:p>not enough memory</text:p>
          </table:table-cell>
          <table:table-cell table:style-name="Default"/>
          <table:table-cell table:style-name="Default" office:value-type="float" office:value="271.887" calcext:value-type="float">
            <text:p>271,887</text:p>
          </table:table-cell>
          <table:table-cell office:value-type="float" office:value="263.476" calcext:value-type="float">
            <text:p>263,476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not enough memory</text:p>
          </table:table-cell>
          <table:table-cell office:value-type="string" calcext:value-type="string">
            <text:p>not enough memory</text:p>
          </table:table-cell>
          <table:table-cell table:style-name="Default"/>
          <table:table-cell table:style-name="Default" office:value-type="string" calcext:value-type="string">
            <text:p>not enough memory</text:p>
          </table:table-cell>
          <table:table-cell office:value-type="float" office:value="558.934" calcext:value-type="float">
            <text:p>558,934</text:p>
          </table:table-cell>
          <table:table-cell/>
        </table:table-row>
      </table:table>
      <table:table table:name="2021-05" table:style-name="ta1">
        <table:shapes>
          <draw:frame draw:z-index="0" draw:style-name="gr1" draw:text-style-name="P1" svg:width="29.072cm" svg:height="22.721cm" svg:x="1.683cm" svg:y="14.144cm">
            <draw:object draw:notify-on-update-of-ranges="'2021-05'.A2:'2021-05'.A29 '2021-05'.B1:'2021-05'.B1 '2021-05'.B2:'2021-05'.B29 '2021-05'.A2:'2021-05'.A29 '2021-05'.C1:'2021-05'.C1 '2021-05'.C2:'2021-05'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.968cm" svg:height="19.452cm" svg:x="33.68cm" svg:y="14.018cm">
            <draw:object draw:notify-on-update-of-ranges="'2021-05'.A2:'2021-05'.A27 '2021-05'.D1:'2021-05'.D1 '2021-05'.D2:'2021-05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 office:value-type="string" calcext:value-type="string">
            <text:p>output log2 size</text:p>
          </table:table-cell>
          <table:table-cell table:style-name="ce1" office:value-type="string" calcext:value-type="string">
            <text:p>gf2x time (avg)</text:p>
          </table:table-cell>
          <table:table-cell table:style-name="ce1" office:value-type="string" calcext:value-type="string">
            <text:p>Mateer-Gao time (in-place)</text:p>
          </table:table-cell>
          <table:table-cell table:style-name="ce1" office:value-type="string" calcext:value-type="string">
            <text:p>Speed rati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0000001533" calcext:value-type="float">
            <text:p>1,53E-07</text:p>
          </table:table-cell>
          <table:table-cell table:style-name="ce5" office:value-type="float" office:value="0.00000154592" calcext:value-type="float">
            <text:p>1,55E-06</text:p>
          </table:table-cell>
          <table:table-cell table:formula="of:=[.B2]/[.C2]" office:value-type="float" office:value="0.099164251707721" calcext:value-type="float">
            <text:p>0,10</text:p>
          </table:table-cell>
          <table:table-cell table:style-name="ce3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000000294" calcext:value-type="float">
            <text:p>2,94E-07</text:p>
          </table:table-cell>
          <table:table-cell table:style-name="ce5" office:value-type="float" office:value="0.00000284344" calcext:value-type="float">
            <text:p>2,84E-06</text:p>
          </table:table-cell>
          <table:table-cell table:formula="of:=[.B3]/[.C3]" office:value-type="float" office:value="0.103395886672481" calcext:value-type="float">
            <text:p>0,10</text:p>
          </table:table-cell>
          <table:table-cell table:style-name="ce3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00000076872" calcext:value-type="float">
            <text:p>7,69E-07</text:p>
          </table:table-cell>
          <table:table-cell table:style-name="ce5" office:value-type="float" office:value="0.00000632339" calcext:value-type="float">
            <text:p>6,32E-06</text:p>
          </table:table-cell>
          <table:table-cell table:formula="of:=[.B4]/[.C4]" office:value-type="float" office:value="0.121567703399601" calcext:value-type="float">
            <text:p>0,12</text:p>
          </table:table-cell>
          <table:table-cell table:style-name="ce3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00000215473" calcext:value-type="float">
            <text:p>2,15E-06</text:p>
          </table:table-cell>
          <table:table-cell table:style-name="ce5" office:value-type="float" office:value="0.000013588" calcext:value-type="float">
            <text:p>1,36E-05</text:p>
          </table:table-cell>
          <table:table-cell table:formula="of:=[.B5]/[.C5]" office:value-type="float" office:value="0.158575949367089" calcext:value-type="float">
            <text:p>0,16</text:p>
          </table:table-cell>
          <table:table-cell table:style-name="ce3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00000630239" calcext:value-type="float">
            <text:p>6,30E-06</text:p>
          </table:table-cell>
          <table:table-cell table:style-name="ce5" office:value-type="float" office:value="0.0000298442" calcext:value-type="float">
            <text:p>2,98E-05</text:p>
          </table:table-cell>
          <table:table-cell table:formula="of:=[.B6]/[.C6]" office:value-type="float" office:value="0.211176375979252" calcext:value-type="float">
            <text:p>0,21</text:p>
          </table:table-cell>
          <table:table-cell table:style-name="ce3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0000198352" calcext:value-type="float">
            <text:p>1,98E-05</text:p>
          </table:table-cell>
          <table:table-cell table:style-name="ce5" office:value-type="float" office:value="0.0000407306" calcext:value-type="float">
            <text:p>4,07E-05</text:p>
          </table:table-cell>
          <table:table-cell table:formula="of:=[.B7]/[.C7]" office:value-type="float" office:value="0.486985215047164" calcext:value-type="float">
            <text:p>0,49</text:p>
          </table:table-cell>
          <table:table-cell table:style-name="ce3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0000280883" calcext:value-type="float">
            <text:p>2,81E-05</text:p>
          </table:table-cell>
          <table:table-cell table:style-name="ce5" office:value-type="float" office:value="0.0000707753" calcext:value-type="float">
            <text:p>7,08E-05</text:p>
          </table:table-cell>
          <table:table-cell table:formula="of:=[.B8]/[.C8]" office:value-type="float" office:value="0.396865855743458" calcext:value-type="float">
            <text:p>0,40</text:p>
          </table:table-cell>
          <table:table-cell table:style-name="ce3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0000811709" calcext:value-type="float">
            <text:p>8,12E-05</text:p>
          </table:table-cell>
          <table:table-cell office:value-type="float" office:value="0.000152324" calcext:value-type="float">
            <text:p>0,000152324</text:p>
          </table:table-cell>
          <table:table-cell table:formula="of:=[.B9]/[.C9]" office:value-type="float" office:value="0.532883196344634" calcext:value-type="float">
            <text:p>0,53</text:p>
          </table:table-cell>
          <table:table-cell/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24136" calcext:value-type="float">
            <text:p>0,000224136</text:p>
          </table:table-cell>
          <table:table-cell office:value-type="float" office:value="0.000328689" calcext:value-type="float">
            <text:p>0,000328689</text:p>
          </table:table-cell>
          <table:table-cell table:formula="of:=[.B10]/[.C10]" office:value-type="float" office:value="0.681909038635306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624297" calcext:value-type="float">
            <text:p>0,000624297</text:p>
          </table:table-cell>
          <table:table-cell office:value-type="float" office:value="0.000702538" calcext:value-type="float">
            <text:p>0,000702538</text:p>
          </table:table-cell>
          <table:table-cell table:formula="of:=[.B11]/[.C11]" office:value-type="float" office:value="0.888630935266135" calcext:value-type="float">
            <text:p>0,8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92079" calcext:value-type="float">
            <text:p>0,00192079</text:p>
          </table:table-cell>
          <table:table-cell office:value-type="float" office:value="0.001496" calcext:value-type="float">
            <text:p>0,001496</text:p>
          </table:table-cell>
          <table:table-cell table:formula="of:=[.B12]/[.C12]" office:value-type="float" office:value="1.28395053475936" calcext:value-type="float">
            <text:p>1,2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513" calcext:value-type="float">
            <text:p>0,00385513</text:p>
          </table:table-cell>
          <table:table-cell office:value-type="float" office:value="0.00318693" calcext:value-type="float">
            <text:p>0,00318693</text:p>
          </table:table-cell>
          <table:table-cell table:formula="of:=[.B13]/[.C13]" office:value-type="float" office:value="1.20966886627569" calcext:value-type="float">
            <text:p>1,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0079" calcext:value-type="float">
            <text:p>0,0080079</text:p>
          </table:table-cell>
          <table:table-cell office:value-type="float" office:value="0.00681072" calcext:value-type="float">
            <text:p>0,00681072</text:p>
          </table:table-cell>
          <table:table-cell table:formula="of:=[.B14]/[.C14]" office:value-type="float" office:value="1.17577877228839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7371" calcext:value-type="float">
            <text:p>0,0177371</text:p>
          </table:table-cell>
          <table:table-cell office:value-type="float" office:value="0.0144946" calcext:value-type="float">
            <text:p>0,0144946</text:p>
          </table:table-cell>
          <table:table-cell table:formula="of:=[.B15]/[.C15]" office:value-type="float" office:value="1.22370400011039" calcext:value-type="float">
            <text:p>1,2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928" calcext:value-type="float">
            <text:p>0,044928</text:p>
          </table:table-cell>
          <table:table-cell office:value-type="float" office:value="0.0303629" calcext:value-type="float">
            <text:p>0,0303629</text:p>
          </table:table-cell>
          <table:table-cell table:formula="of:=[.B16]/[.C16]" office:value-type="float" office:value="1.47970055561228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908105" calcext:value-type="float">
            <text:p>0,0908105</text:p>
          </table:table-cell>
          <table:table-cell office:value-type="float" office:value="0.0637364" calcext:value-type="float">
            <text:p>0,0637364</text:p>
          </table:table-cell>
          <table:table-cell table:formula="of:=[.B17]/[.C17]" office:value-type="float" office:value="1.424782384948" calcext:value-type="float">
            <text:p>1,4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81" calcext:value-type="float">
            <text:p>0,216681</text:p>
          </table:table-cell>
          <table:table-cell office:value-type="float" office:value="0.135941" calcext:value-type="float">
            <text:p>0,135941</text:p>
          </table:table-cell>
          <table:table-cell table:formula="of:=[.B18]/[.C18]" office:value-type="float" office:value="1.59393413319013" calcext:value-type="float">
            <text:p>1,5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34778" calcext:value-type="float">
            <text:p>0,434778</text:p>
          </table:table-cell>
          <table:table-cell office:value-type="float" office:value="0.292499" calcext:value-type="float">
            <text:p>0,292499</text:p>
          </table:table-cell>
          <table:table-cell table:formula="of:=[.B19]/[.C19]" office:value-type="float" office:value="1.48642559461742" calcext:value-type="float">
            <text:p>1,4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3921" calcext:value-type="float">
            <text:p>1,03921</text:p>
          </table:table-cell>
          <table:table-cell office:value-type="float" office:value="0.630294" calcext:value-type="float">
            <text:p>0,630294</text:p>
          </table:table-cell>
          <table:table-cell table:formula="of:=[.B20]/[.C20]" office:value-type="float" office:value="1.64877025642002" calcext:value-type="float">
            <text:p>1,6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6044" calcext:value-type="float">
            <text:p>2,66044</text:p>
          </table:table-cell>
          <table:table-cell office:value-type="float" office:value="1.34558" calcext:value-type="float">
            <text:p>1,34558</text:p>
          </table:table-cell>
          <table:table-cell table:formula="of:=[.B21]/[.C21]" office:value-type="float" office:value="1.97716969633913" calcext:value-type="float">
            <text:p>1,98</text:p>
          </table:table-cell>
          <table:table-cell table:style-name="Default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8929" calcext:value-type="float">
            <text:p>4,48929</text:p>
          </table:table-cell>
          <table:table-cell office:value-type="float" office:value="2.85855" calcext:value-type="float">
            <text:p>2,85855</text:p>
          </table:table-cell>
          <table:table-cell table:formula="of:=[.B22]/[.C22]" office:value-type="float" office:value="1.57047803956551" calcext:value-type="float">
            <text:p>1,57</text:p>
          </table:table-cell>
          <table:table-cell table:style-name="Default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127" calcext:value-type="float">
            <text:p>12,127</text:p>
          </table:table-cell>
          <table:table-cell office:value-type="float" office:value="5.99039" calcext:value-type="float">
            <text:p>5,99039</text:p>
          </table:table-cell>
          <table:table-cell table:formula="of:=[.B23]/[.C23]" office:value-type="float" office:value="2.0244090952342" calcext:value-type="float">
            <text:p>2,02</text:p>
          </table:table-cell>
          <table:table-cell table:style-name="Default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1416" calcext:value-type="float">
            <text:p>27,1416</text:p>
          </table:table-cell>
          <table:table-cell office:value-type="float" office:value="12.6645" calcext:value-type="float">
            <text:p>12,6645</text:p>
          </table:table-cell>
          <table:table-cell table:formula="of:=[.B24]/[.C24]" office:value-type="float" office:value="2.14312448181926" calcext:value-type="float">
            <text:p>2,14</text:p>
          </table:table-cell>
          <table:table-cell table:style-name="Default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.736" calcext:value-type="float">
            <text:p>103,736</text:p>
          </table:table-cell>
          <table:table-cell office:value-type="float" office:value="26.927" calcext:value-type="float">
            <text:p>26,927</text:p>
          </table:table-cell>
          <table:table-cell table:formula="of:=[.B25]/[.C25]" office:value-type="float" office:value="3.85249006573328" calcext:value-type="float">
            <text:p>3,85</text:p>
          </table:table-cell>
          <table:table-cell table:style-name="Default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6.724" calcext:value-type="float">
            <text:p>166,724</text:p>
          </table:table-cell>
          <table:table-cell office:value-type="float" office:value="57.2199" calcext:value-type="float">
            <text:p>57,2199</text:p>
          </table:table-cell>
          <table:table-cell table:formula="of:=[.B26]/[.C26]" office:value-type="float" office:value="2.91374154795797" calcext:value-type="float">
            <text:p>2,91</text:p>
          </table:table-cell>
          <table:table-cell table:style-name="Default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2.815" calcext:value-type="float">
            <text:p>682,815</text:p>
          </table:table-cell>
          <table:table-cell office:value-type="float" office:value="120.14" calcext:value-type="float">
            <text:p>120,14</text:p>
          </table:table-cell>
          <table:table-cell table:formula="of:=[.B27]/[.C27]" office:value-type="float" office:value="5.68349425670052" calcext:value-type="float">
            <text:p>5,68</text:p>
          </table:table-cell>
          <table:table-cell table:style-name="Default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not enough memory</text:p>
          </table:table-cell>
          <table:table-cell office:value-type="float" office:value="251.969" calcext:value-type="float">
            <text:p>251,969</text:p>
          </table:table-cell>
          <table:table-cell table:style-name="ce1"/>
          <table:table-cell table:style-name="Default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not enough memory</text:p>
          </table:table-cell>
          <table:table-cell office:value-type="float" office:value="532.96" calcext:value-type="float">
            <text:p>532,96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8:22:04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0T22:38:06.370143212</meta:creation-date>
    <dc:date>2021-07-07T18:26:38.939000000</dc:date>
    <meta:editing-duration>PT50M56S</meta:editing-duration>
    <meta:editing-cycles>24</meta:editing-cycles>
    <meta:generator>LibreOffice/7.1.4.2$Windows_X86_64 LibreOffice_project/a529a4fab45b75fefc5b6226684193eb000654f6</meta:generator>
    <meta:document-statistic meta:table-count="3" meta:cell-count="427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Normal"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" chart:maximum="3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Calibri" style:font-style-name="Normal" fo:font-size="22pt" style:font-size-asian="9pt" style:font-size-complex="9pt"/>
    </style:style>
    <style:style style:name="ch7" style:family="chart" style:data-style-name="N0">
      <style:chart-properties chart:display-label="true" chart:logarithmic="true" chart:minimum="0.00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alibri" style:font-style-name="Normal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cm" chart:symbol-height="0.2cm" chart:link-data-style-to-source="true"/>
      <style:graphic-properties draw:stroke-dash="Double_20_Dash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73cm" svg:height="22.722cm" xlink:href=".." xlink:type="simple" chart:class="chart:scatter" chart:style-name="ch1">
        <chart:title svg:x="7.594cm" svg:y="0.218cm" chart:style-name="ch2">
          <text:p>gf2x vs Mateer-Gao execution times 
(AMD 3900X, 64GB RAM @1800MHz)</text:p>
        </chart:title>
        <chart:legend chart:legend-position="end" svg:x="19.485cm" svg:y="18.187cm" style:legend-expansion="custom" svg:width="6.409cm" svg:height="3.146cm" style:legend-expansion-aspect-ratio="2.03719008264463" chart:style-name="ch3"/>
        <chart:plot-area chart:style-name="ch4" table:cell-range-address="'2021-05'.A2:'2021-05'.C29 '2021-05'.B1:'2021-05'.C1" chart:data-source-has-labels="row" svg:x="1.431cm" svg:y="3.259cm" svg:width="26.313cm" svg:height="14.231cm">
          <chart:coordinate-region svg:x="3.2cm" svg:y="3.454cm" svg:width="24.544cm" svg:height="13.397cm"/>
          <chart:axis chart:dimension="x" chart:name="primary-x" chart:style-name="ch5">
            <chart:title svg:x="6.313cm" svg:y="18.453cm" chart:style-name="ch6">
              <text:p>log2 of output polynomial degree</text:p>
            </chart:title>
          </chart:axis>
          <chart:axis chart:dimension="y" chart:name="primary-y" chart:style-name="ch7">
            <chart:title svg:x="0cm" svg:y="15.127cm" chart:style-name="ch8">
              <text:p>Runtime in seconds, log scale</text:p>
            </chart:title>
            <chart:grid chart:style-name="ch9" chart:class="major"/>
          </chart:axis>
          <chart:series chart:style-name="ch10" chart:values-cell-range-address="'2021-05'.B2:'2021-05'.B29" chart:label-cell-address="'2021-05'.B1:'2021-05'.B1" chart:class="chart:scatter">
            <chart:domain table:cell-range-address="'2021-05'.A2:'2021-05'.A29"/>
            <chart:data-point chart:repeated="28"/>
          </chart:series>
          <chart:series chart:style-name="ch11" chart:values-cell-range-address="'2021-05'.C2:'2021-05'.C29" chart:label-cell-address="'2021-05'.C1:'2021-05'.C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f2x time (avg)</text:p>
                <draw:g>
                  <svg:desc>'2021-05'.B1:'2021-05'.B1</svg:desc>
                </draw:g>
              </table:table-cell>
              <table:table-cell office:value-type="string">
                <text:p>Mateer-Gao time (in-place)</text:p>
                <draw:g>
                  <svg:desc>'2021-05'.C1:'2021-0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2021-05'.A2:'2021-05'.A29</svg:desc>
                </draw:g>
              </table:table-cell>
              <table:table-cell office:value-type="float" office:value="0.0000001533">
                <text:p>0.0000001533</text:p>
                <draw:g>
                  <svg:desc>'2021-05'.B2:'2021-05'.B29</svg:desc>
                </draw:g>
              </table:table-cell>
              <table:table-cell office:value-type="float" office:value="0.00000154592">
                <text:p>0.00000154592</text:p>
                <draw:g>
                  <svg:desc>'2021-05'.C2:'2021-05'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00294">
                <text:p>0.000000294</text:p>
              </table:table-cell>
              <table:table-cell office:value-type="float" office:value="0.00000284344">
                <text:p>0.00000284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0076872">
                <text:p>0.00000076872</text:p>
              </table:table-cell>
              <table:table-cell office:value-type="float" office:value="0.00000632339">
                <text:p>0.00000632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0215473">
                <text:p>0.00000215473</text:p>
              </table:table-cell>
              <table:table-cell office:value-type="float" office:value="0.000013588">
                <text:p>0.000013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0630239">
                <text:p>0.00000630239</text:p>
              </table:table-cell>
              <table:table-cell office:value-type="float" office:value="0.0000298442">
                <text:p>0.0000298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0198352">
                <text:p>0.0000198352</text:p>
              </table:table-cell>
              <table:table-cell office:value-type="float" office:value="0.0000407306">
                <text:p>0.0000407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280883">
                <text:p>0.0000280883</text:p>
              </table:table-cell>
              <table:table-cell office:value-type="float" office:value="0.0000707753">
                <text:p>0.00007077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0811709">
                <text:p>0.0000811709</text:p>
              </table:table-cell>
              <table:table-cell office:value-type="float" office:value="0.000152324">
                <text:p>0.000152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224136">
                <text:p>0.000224136</text:p>
              </table:table-cell>
              <table:table-cell office:value-type="float" office:value="0.000328689">
                <text:p>0.000328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0624297">
                <text:p>0.000624297</text:p>
              </table:table-cell>
              <table:table-cell office:value-type="float" office:value="0.000702538">
                <text:p>0.000702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92079">
                <text:p>0.00192079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0385513">
                <text:p>0.00385513</text:p>
              </table:table-cell>
              <table:table-cell office:value-type="float" office:value="0.00318693">
                <text:p>0.00318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080079">
                <text:p>0.0080079</text:p>
              </table:table-cell>
              <table:table-cell office:value-type="float" office:value="0.00681072">
                <text:p>0.00681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177371">
                <text:p>0.0177371</text:p>
              </table:table-cell>
              <table:table-cell office:value-type="float" office:value="0.0144946">
                <text:p>0.014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44928">
                <text:p>0.044928</text:p>
              </table:table-cell>
              <table:table-cell office:value-type="float" office:value="0.0303629">
                <text:p>0.0303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0908105">
                <text:p>0.0908105</text:p>
              </table:table-cell>
              <table:table-cell office:value-type="float" office:value="0.0637364">
                <text:p>0.0637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6681">
                <text:p>0.216681</text:p>
              </table:table-cell>
              <table:table-cell office:value-type="float" office:value="0.135941">
                <text:p>0.135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434778">
                <text:p>0.434778</text:p>
              </table:table-cell>
              <table:table-cell office:value-type="float" office:value="0.292499">
                <text:p>0.292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03921">
                <text:p>1.03921</text:p>
              </table:table-cell>
              <table:table-cell office:value-type="float" office:value="0.630294">
                <text:p>0.630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66044">
                <text:p>2.66044</text:p>
              </table:table-cell>
              <table:table-cell office:value-type="float" office:value="1.34558">
                <text:p>1.34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48929">
                <text:p>4.48929</text:p>
              </table:table-cell>
              <table:table-cell office:value-type="float" office:value="2.85855">
                <text:p>2.85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2.127">
                <text:p>12.127</text:p>
              </table:table-cell>
              <table:table-cell office:value-type="float" office:value="5.99039">
                <text:p>5.99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7.1416">
                <text:p>27.1416</text:p>
              </table:table-cell>
              <table:table-cell office:value-type="float" office:value="12.6645">
                <text:p>12.6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03.736">
                <text:p>103.736</text:p>
              </table:table-cell>
              <table:table-cell office:value-type="float" office:value="26.927">
                <text:p>26.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66.724">
                <text:p>166.724</text:p>
              </table:table-cell>
              <table:table-cell office:value-type="float" office:value="57.2199">
                <text:p>57.2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682.815">
                <text:p>682.815</text:p>
              </table:table-cell>
              <table:table-cell office:value-type="float" office:value="120.14">
                <text:p>120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51.969">
                <text:p>251.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32.96">
                <text:p>532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Normal" fo:font-size="2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family="Calibri" style:font-style-name="Normal"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Double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9cm" svg:height="19.453cm" xlink:href=".." xlink:type="simple" chart:class="chart:scatter" chart:style-name="ch1">
        <chart:title svg:x="7.365cm" svg:y="0.203cm" chart:style-name="ch2">
          <text:p>Mateer-Gao over gf2x speed ratio</text:p>
        </chart:title>
        <chart:plot-area chart:style-name="ch3" table:cell-range-address="'2021-05'.A2:'2021-05'.A27 '2021-05'.D1:'2021-05'.D27" chart:data-source-has-labels="row" svg:x="1.612cm" svg:y="1.843cm" svg:width="26.018cm" svg:height="15.35cm">
          <chart:coordinate-region svg:x="2.057cm" svg:y="2.039cm" svg:width="25.377cm" svg:height="14.515cm"/>
          <chart:axis chart:dimension="x" chart:name="primary-x" chart:style-name="ch4">
            <chart:title svg:x="9.216cm" svg:y="17.582cm" chart:style-name="ch5">
              <text:p>log2 of output polynomial degree</text:p>
            </chart:title>
          </chart:axis>
          <chart:axis chart:dimension="y" chart:name="primary-y" chart:style-name="ch6">
            <chart:title svg:x="-0.095cm" svg:y="11.811cm" chart:style-name="ch7">
              <text:p>speed ratio</text:p>
            </chart:title>
            <chart:grid chart:style-name="ch8" chart:class="major"/>
          </chart:axis>
          <chart:series chart:style-name="ch9" chart:values-cell-range-address="'2021-05'.D2:'2021-05'.D27" chart:label-cell-address="'2021-05'.D1:'2021-05'.D1" chart:class="chart:scatter">
            <chart:domain table:cell-range-address="'2021-05'.A2:'2021-05'.A2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peed ratio</text:p>
                <draw:g>
                  <svg:desc>'2021-05'.D1:'2021-05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2021-05'.A2:'2021-05'.A27</svg:desc>
                </draw:g>
              </table:table-cell>
              <table:table-cell office:value-type="float" office:value="0.099164251707721">
                <text:p>0.099164251707721</text:p>
                <draw:g>
                  <svg:desc>'2021-05'.D2:'2021-05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03395886672481">
                <text:p>0.10339588667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21567703399601">
                <text:p>0.121567703399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158575949367089">
                <text:p>0.158575949367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211176375979252">
                <text:p>0.211176375979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486985215047164">
                <text:p>0.486985215047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396865855743458">
                <text:p>0.396865855743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532883196344634">
                <text:p>0.532883196344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681909038635306">
                <text:p>0.681909038635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888630935266135">
                <text:p>0.888630935266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28395053475936">
                <text:p>1.28395053475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20966886627569">
                <text:p>1.20966886627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17577877228839">
                <text:p>1.17577877228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22370400011039">
                <text:p>1.22370400011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47970055561228">
                <text:p>1.47970055561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.424782384948">
                <text:p>1.424782384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.59393413319013">
                <text:p>1.59393413319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.48642559461742">
                <text:p>1.48642559461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64877025642002">
                <text:p>1.64877025642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.97716969633913">
                <text:p>1.97716969633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.57047803956551">
                <text:p>1.570478039565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.0244090952342">
                <text:p>2.0244090952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.14312448181926">
                <text:p>2.14312448181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.85249006573328">
                <text:p>3.85249006573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.91374154795797">
                <text:p>2.91374154795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5.68349425670052">
                <text:p>5.68349425670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Normal"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" chart:maximum="3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Calibri" style:font-style-name="Normal" fo:font-size="22pt" style:font-size-asian="9pt" style:font-size-complex="9pt"/>
    </style:style>
    <style:style style:name="ch7" style:family="chart" style:data-style-name="N0">
      <style:chart-properties chart:display-label="true" chart:logarithmic="true" chart:minimum="0.00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alibri" style:font-style-name="Normal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cm" chart:symbol-height="0.2cm" chart:link-data-style-to-source="true"/>
      <style:graphic-properties draw:stroke-dash="Double_20_Dash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73cm" svg:height="22.722cm" xlink:href=".." xlink:type="simple" chart:class="chart:scatter" chart:style-name="ch1">
        <chart:title svg:x="7.594cm" svg:y="0.218cm" chart:style-name="ch2">
          <text:p>gf2x vs Mateer-Gao execution times 
(AMD 3900X, 64GB RAM @1800MHz)</text:p>
        </chart:title>
        <chart:legend chart:legend-position="end" svg:x="19.485cm" svg:y="18.187cm" style:legend-expansion="custom" svg:width="6.409cm" svg:height="3.146cm" style:legend-expansion-aspect-ratio="2.03719008264463" chart:style-name="ch3"/>
        <chart:plot-area chart:style-name="ch4" table:cell-range-address="'2020-10'.A2:'2020-10'.C29 '2020-10'.B1:'2020-10'.C1" chart:data-source-has-labels="row" svg:x="1.431cm" svg:y="3.259cm" svg:width="26.313cm" svg:height="14.231cm">
          <chart:coordinate-region svg:x="3.2cm" svg:y="3.454cm" svg:width="24.544cm" svg:height="13.397cm"/>
          <chart:axis chart:dimension="x" chart:name="primary-x" chart:style-name="ch5">
            <chart:title svg:x="6.312cm" svg:y="18.453cm" chart:style-name="ch6">
              <text:p>log2 of output polynomial degree</text:p>
            </chart:title>
          </chart:axis>
          <chart:axis chart:dimension="y" chart:name="primary-y" chart:style-name="ch7">
            <chart:title svg:x="0cm" svg:y="15.127cm" chart:style-name="ch8">
              <text:p>Runtime in seconds, log scale</text:p>
            </chart:title>
            <chart:grid chart:style-name="ch9" chart:class="major"/>
          </chart:axis>
          <chart:series chart:style-name="ch10" chart:values-cell-range-address="'2020-10'.B2:'2020-10'.B29" chart:label-cell-address="'2020-10'.B1:'2020-10'.B1" chart:class="chart:scatter">
            <chart:domain table:cell-range-address="'2020-10'.A2:'2020-10'.A29"/>
            <chart:data-point chart:repeated="28"/>
          </chart:series>
          <chart:series chart:style-name="ch11" chart:values-cell-range-address="'2020-10'.C2:'2020-10'.C29" chart:label-cell-address="'2020-10'.C1:'2020-10'.C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f2x time (avg)</text:p>
                <draw:g>
                  <svg:desc>'2020-10'.B1:'2020-10'.B1</svg:desc>
                </draw:g>
              </table:table-cell>
              <table:table-cell office:value-type="string">
                <text:p>Mateer-Gao time (in-place)</text:p>
                <draw:g>
                  <svg:desc>'2020-10'.C1:'2020-1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2020-10'.A2:'2020-10'.A29</svg:desc>
                </draw:g>
              </table:table-cell>
              <table:table-cell office:value-type="float" office:value="0.0000001070665">
                <text:p>0.0000001070665</text:p>
                <draw:g>
                  <svg:desc>'2020-10'.B2:'2020-10'.B29</svg:desc>
                </draw:g>
              </table:table-cell>
              <table:table-cell office:value-type="float" office:value="0.00000138589">
                <text:p>0.00000138589</text:p>
                <draw:g>
                  <svg:desc>'2020-10'.C2:'2020-10'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00265323">
                <text:p>0.000000265323</text:p>
              </table:table-cell>
              <table:table-cell office:value-type="float" office:value="0.00000252093">
                <text:p>0.00000252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007214675">
                <text:p>0.0000007214675</text:p>
              </table:table-cell>
              <table:table-cell office:value-type="float" office:value="0.00000561545">
                <text:p>0.00000561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0207377">
                <text:p>0.00000207377</text:p>
              </table:table-cell>
              <table:table-cell office:value-type="float" office:value="0.00000747628">
                <text:p>0.00000747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03002355">
                <text:p>0.000003002355</text:p>
              </table:table-cell>
              <table:table-cell office:value-type="float" office:value="0.000014035">
                <text:p>0.000014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009805">
                <text:p>0.000009805</text:p>
              </table:table-cell>
              <table:table-cell office:value-type="float" office:value="0.0000316259">
                <text:p>0.0000316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2775615">
                <text:p>0.00002775615</text:p>
              </table:table-cell>
              <table:table-cell office:value-type="float" office:value="0.0000683873">
                <text:p>0.0000683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0799833">
                <text:p>0.0000799833</text:p>
              </table:table-cell>
              <table:table-cell office:value-type="float" office:value="0.00014863">
                <text:p>0.00014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219928">
                <text:p>0.000219928</text:p>
              </table:table-cell>
              <table:table-cell office:value-type="float" office:value="0.000323124">
                <text:p>0.00032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0614063">
                <text:p>0.000614063</text:p>
              </table:table-cell>
              <table:table-cell office:value-type="float" office:value="0.0006945">
                <text:p>0.0006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89373">
                <text:p>0.00189373</text:p>
              </table:table-cell>
              <table:table-cell office:value-type="float" office:value="0.00149074">
                <text:p>0.00149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0385361">
                <text:p>0.00385361</text:p>
              </table:table-cell>
              <table:table-cell office:value-type="float" office:value="0.00319287">
                <text:p>0.00319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0795594">
                <text:p>0.00795594</text:p>
              </table:table-cell>
              <table:table-cell office:value-type="float" office:value="0.00689116">
                <text:p>0.00689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1748145">
                <text:p>0.01748145</text:p>
              </table:table-cell>
              <table:table-cell office:value-type="float" office:value="0.0147847">
                <text:p>0.0147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446344">
                <text:p>0.0446344</text:p>
              </table:table-cell>
              <table:table-cell office:value-type="float" office:value="0.0310474">
                <text:p>0.0310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08991915">
                <text:p>0.08991915</text:p>
              </table:table-cell>
              <table:table-cell office:value-type="float" office:value="0.0653282">
                <text:p>0.0653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35775">
                <text:p>0.2135775</text:p>
              </table:table-cell>
              <table:table-cell office:value-type="float" office:value="0.138846">
                <text:p>0.138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428305">
                <text:p>0.428305</text:p>
              </table:table-cell>
              <table:table-cell office:value-type="float" office:value="0.299029">
                <text:p>0.299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03664">
                <text:p>1.03664</text:p>
              </table:table-cell>
              <table:table-cell office:value-type="float" office:value="0.651955">
                <text:p>0.651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6163">
                <text:p>2.6163</text:p>
              </table:table-cell>
              <table:table-cell office:value-type="float" office:value="1.39348">
                <text:p>1.39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50087">
                <text:p>4.50087</text:p>
              </table:table-cell>
              <table:table-cell office:value-type="float" office:value="2.96513">
                <text:p>2.96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2.0182">
                <text:p>12.0182</text:p>
              </table:table-cell>
              <table:table-cell office:value-type="float" office:value="6.23943">
                <text:p>6.23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6.78525">
                <text:p>26.78525</text:p>
              </table:table-cell>
              <table:table-cell office:value-type="float" office:value="13.1931">
                <text:p>13.1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01.5115">
                <text:p>101.5115</text:p>
              </table:table-cell>
              <table:table-cell office:value-type="float" office:value="27.8231">
                <text:p>27.8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61.092">
                <text:p>161.092</text:p>
              </table:table-cell>
              <table:table-cell office:value-type="float" office:value="59.1067">
                <text:p>59.1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674.9935">
                <text:p>674.9935</text:p>
              </table:table-cell>
              <table:table-cell office:value-type="float" office:value="124.084">
                <text:p>124.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63.476">
                <text:p>263.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58.934">
                <text:p>558.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Normal" fo:font-size="2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family="Calibri" style:font-style-name="Normal"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Double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9cm" svg:height="19.453cm" xlink:href=".." xlink:type="simple" chart:class="chart:scatter" chart:style-name="ch1">
        <chart:title svg:x="7.365cm" svg:y="0.202cm" chart:style-name="ch2">
          <text:p>Mateer-Gao over gf2x speed ratio</text:p>
        </chart:title>
        <chart:plot-area chart:style-name="ch3" table:cell-range-address="'2020-10'.A2:'2020-10'.A27 '2020-10'.D1:'2020-10'.D27" chart:data-source-has-labels="row" svg:x="1.612cm" svg:y="1.843cm" svg:width="26.018cm" svg:height="15.35cm">
          <chart:coordinate-region svg:x="2.057cm" svg:y="2.039cm" svg:width="25.377cm" svg:height="14.515cm"/>
          <chart:axis chart:dimension="x" chart:name="primary-x" chart:style-name="ch4">
            <chart:title svg:x="9.216cm" svg:y="17.582cm" chart:style-name="ch5">
              <text:p>log2 of output polynomial degree</text:p>
            </chart:title>
          </chart:axis>
          <chart:axis chart:dimension="y" chart:name="primary-y" chart:style-name="ch6">
            <chart:title svg:x="-0.095cm" svg:y="11.811cm" chart:style-name="ch7">
              <text:p>speed ratio</text:p>
            </chart:title>
            <chart:grid chart:style-name="ch8" chart:class="major"/>
          </chart:axis>
          <chart:series chart:style-name="ch9" chart:values-cell-range-address="'2020-10'.D2:'2020-10'.D27" chart:label-cell-address="'2020-10'.D1:'2020-10'.D1" chart:class="chart:scatter">
            <chart:domain table:cell-range-address="'2020-10'.A2:'2020-10'.A2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peed ratio</text:p>
                <draw:g>
                  <svg:desc>'2020-10'.D1:'2020-1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2020-10'.A2:'2020-10'.A27</svg:desc>
                </draw:g>
              </table:table-cell>
              <table:table-cell office:value-type="float" office:value="0.0772546883230271">
                <text:p>0.0772546883230271</text:p>
                <draw:g>
                  <svg:desc>'2020-10'.D2:'2020-10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05248063214766">
                <text:p>0.105248063214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28479017710068">
                <text:p>0.128479017710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77379926915525">
                <text:p>0.277379926915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213919130744567">
                <text:p>0.213919130744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31003070268356">
                <text:p>0.3100307026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405867025017803">
                <text:p>0.405867025017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53813698445805">
                <text:p>0.53813698445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680630346244785">
                <text:p>0.680630346244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884179985601152">
                <text:p>0.884179985601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27032882997706">
                <text:p>1.27032882997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20694234340891">
                <text:p>1.20694234340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15451389896621">
                <text:p>1.15451389896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1824014014488">
                <text:p>1.1824014014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43762118567094">
                <text:p>1.43762118567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.37642166782492">
                <text:p>1.37642166782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.53823300635236">
                <text:p>1.53823300635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.43231927338151">
                <text:p>1.43231927338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59004839291055">
                <text:p>1.59004839291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.87752963802853">
                <text:p>1.87752963802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.51793344642562">
                <text:p>1.51793344642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.92616953792253">
                <text:p>1.92616953792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.03024687147069">
                <text:p>2.03024687147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.6484611707538">
                <text:p>3.6484611707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.72544398519965">
                <text:p>2.72544398519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5.43981093452822">
                <text:p>5.439810934528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